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ortability Layer</text:h>
      <text:p text:style-name="Standard">func_append ()</text:p>
      <text:p text:style-name="Standard">func_remove_prefix ()</text:p>
      <text:p text:style-name="Standard">func_remove_suffix ()</text:p>
      <text:p text:style-name="Standard"/>
      <text:h text:style-name="Heading_20_3" text:outline-level="3">Command-line Parsing</text:h>
      <text:p text:style-name="Standard">func_usage ()</text:p>
      <text:p text:style-name="Standard">func_version ()</text:p>
      <text:p text:style-name="Standard"/>
      <text:h text:style-name="Heading_20_3" text:outline-level="3">Simple utility functions</text:h>
      <text:p text:style-name="Standard">func_exit ()</text:p>
      <text:p text:style-name="Standard">func_fatal_error ()</text:p>
      <text:p text:style-name="Standard">func_warning ()</text:p>
      <text:p text:style-name="Standard"/>
      <text:h text:style-name="Heading_20_3" text:outline-level="3">File utility functions</text:h>
      <text:p text:style-name="Standard">func_gnulib_dir ()</text:p>
      <text:p text:style-name="Standard">func_tmpdir ()</text:p>
      <text:p text:style-name="Standard">func_readlink ()</text:p>
      <text:p text:style-name="Standard">func_relativize ()</text:p>
      <text:p text:style-name="Standard">func_relconcat ()</text:p>
      <text:p text:style-name="Standard">func_ln ()</text:p>
      <text:p text:style-name="Standard">func_ln_if_changed ()</text:p>
      <text:p text:style-name="Standard"/>
      <text:h text:style-name="Heading_20_3" text:outline-level="3">Accessing files of gnulib or local gnulib dirs</text:h>
      <text:p text:style-name="Standard">func_lookup_file ()</text:p>
      <text:p text:style-name="Standard"/>
      <text:h text:style-name="Heading_20_3" text:outline-level="3">Modules and their classification</text:h>
      <text:p text:style-name="Standard">func_sanitize_modulelist ()</text:p>
      <text:p text:style-name="Standard">func_all_modules ()</text:p>
      <text:p text:style-name="Standard">func_exists_module ()</text:p>
      <text:p text:style-name="Standard">func_verify_module ()</text:p>
      <text:p text:style-name="Standard">func_verify_nontests_module ()</text:p>
      <text:p text:style-name="Standard">func_verify_tests_module ()</text:p>
      <text:p text:style-name="Standard"/>
      <text:h text:style-name="Heading_20_3" text:outline-level="3">Pieces of module description</text:h>
      <text:p text:style-name="Standard">func_get_description ()</text:p>
      <text:p text:style-name="Standard">func_get_comment ()</text:p>
      <text:p text:style-name="Standard">func_get_status ()</text:p>
      <text:p text:style-name="Standard">func_get_notice ()</text:p>
      <text:p text:style-name="Standard">func_get_applicability ()</text:p>
      <text:p text:style-name="Standard">func_get_filelist ()</text:p>
      <text:p text:style-name="Standard">func_filter_filelist ()</text:p>
      <text:p text:style-name="Standard">func_get_dependencies ()</text:p>
      <text:p text:style-name="Standard">func_get_autoconf_early_snippet ()</text:p>
      <text:p text:style-name="Standard">func_get_autoconf_snippet ()</text:p>
      <text:p text:style-name="Standard">func_get_automake_snippet_conditional ()</text:p>
      <text:p text:style-name="Standard">func_get_automake_snippet_unconditional ()</text:p>
      <text:p text:style-name="Standard">func_get_automake_snippet ()</text:p>
      <text:p text:style-name="Standard">func_get_include_directive ()</text:p>
      <text:p text:style-name="Standard">func_get_link_directive ()</text:p>
      <text:p text:style-name="Standard">func_get_license_raw ()</text:p>
      <text:p text:style-name="Standard">func_get_license ()</text:p>
      <text:p text:style-name="Standard">func_get_maintainer ()</text:p>
      <text:p text:style-name="Standard"/>
      <text:h text:style-name="Heading_20_3" text:outline-level="3">Support for conditional dependencies</text:h>
      <text:p text:style-name="Standard">func_module_shellfunc_name ()</text:p>
      <text:p text:style-name="Standard">func_module_shellvar_name ()</text:p>
      <text:p text:style-name="Standard">func_module_conditional_name ()</text:p>
      <text:p text:style-name="Standard">func_uncond_add_module ()</text:p>
      <text:p text:style-name="Standard">func_conddep_add_module ()</text:p>
      <text:p text:style-name="Standard">func_cond_module_p ()</text:p>
      <text:p text:style-name="Standard">func_cond_module_condition ()</text:p>
      <text:p text:style-name="Standard"/>
      <text:h text:style-name="Heading_20_3" text:outline-level="3">Emit generated .m4 files and Makefile.ams</text:h>
      <text:p text:style-name="Standard">func_emit_copyright_notice ()</text:p>
      <text:p text:style-name="Standard">func_get_tests_module ()</text:p>
      <text:p text:style-name="Standard">func_acceptable ()</text:p>
      <text:p text:style-name="Standard">func_modules_transitive_closure ()</text:p>
      <text:p text:style-name="Standard">func_show_module_list ()</text:p>
      <text:p text:style-name="Standard">func_modules_transitive_closure_separately ()</text:p>
      <text:p text:style-name="Standard">func_determine_use_libtests ()</text:p>
      <text:p text:style-name="Standard">func_modules_add_dummy ()</text:p>
      <text:p text:style-name="Standard">func_modules_add_dummy_separately ()</text:p>
      <text:p text:style-name="Standard">func_modules_notice ()</text:p>
      <text:p text:style-name="Standard">func_modules_to_filelist ()</text:p>
      <text:p text:style-name="Standard">func_modules_to_filelist_separately ()</text:p>
      <text:p text:style-name="Standard">func_compute_include_guard_prefix ()</text:p>
      <text:p text:style-name="Standard">func_execute_command ()</text:p>
      <text:p text:style-name="Standard">func_dest_tmpfilename ()</text:p>
      <text:p text:style-name="Standard">func_add_file ()</text:p>
      <text:p text:style-name="Standard">func_update_file ()</text:p>
      <text:p text:style-name="Standard">func_emit_lib_Makefile_am ()</text:p>
      <text:p text:style-name="Standard">func_emit_po_Makevars ()</text:p>
      <text:p text:style-name="Standard">func_emit_po_POTFILES_in ()</text:p>
      <text:p text:style-name="Standard">func_emit_tests_Makefile_am ()</text:p>
      <text:p text:style-name="Standard">func_emit_initmacro_start ()</text:p>
      <text:p text:style-name="Standard">func_emit_initmacro_end ()</text:p>
      <text:p text:style-name="Standard">func_emit_initmacro_done ()</text:p>
      <text:p text:style-name="Standard">func_emit_autoconf_snippet ()</text:p>
      <text:p text:style-name="Standard">func_emit_autoconf_snippets ()</text:p>
      <text:p text:style-name="Standard"/>
      <text:h text:style-name="Heading_20_3" text:outline-level="3">Import into a package</text:h>
      <text:p text:style-name="Standard">func_import ()</text:p>
      <text:p text:style-name="Standard"/>
      <text:h text:style-name="Heading_20_3" text:outline-level="3">Creating testdirs</text:h>
      <text:p text:style-name="Standard">func_create_testdir ()</text:p>
      <text:p text:style-name="Standard">func_create_megatestdir 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 Condensed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6T12:36:32</meta:creation-date>
    <dc:date>2012-03-26T12:38:29</dc:date>
    <meta:editing-duration>PT2M7S</meta:editing-duration>
    <meta:editing-cycles>1</meta:editing-cycles>
    <meta:generator>LibreOffice/3.4$Unix LibreOffice_project/340m1$Build-1206</meta:generator>
    <meta:document-statistic meta:table-count="0" meta:image-count="0" meta:object-count="0" meta:page-count="1" meta:paragraph-count="87" meta:word-count="194" meta:character-count="2143" meta:non-whitespace-character-count="2036"/>
  </office:meta>
</office:document-meta>
</file>